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BA0000025C18A642FC9634305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214cm" svg:height="8.999cm" svg:x="0.91cm" svg:y="0.004cm">
          <draw:image xlink:href="Pictures/10000001000003BA0000025C18A642FC96343056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2-02-21T06:46:51.776352966</dc:date>
    <meta:editing-duration>PT3M9S</meta:editing-duration>
    <meta:editing-cycles>5</meta:editing-cycles>
    <meta:generator>LibreOffice/7.2.5.2$MacOSX_X86_64 LibreOffice_project/499f9727c189e6ef3471021d6132d4c694f357e5</meta:generator>
    <meta:document-statistic meta:object-count="1"/>
  </office:meta>
</office:document-meta>
</file>